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list-style-name="LFO1" style:family="paragraph"/>
    <style:style style:name="P5" style:parent-style-name="Standard" style:family="paragraph">
      <style:paragraph-properties fo:text-indent="0.4923in"/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text-indent="0.4923in"/>
    </style:style>
    <style:style style:name="P11" style:parent-style-name="Standard" style:list-style-name="LFO1" style:family="paragraph"/>
    <style:style style:name="P12" style:parent-style-name="Standard" style:family="paragraph">
      <style:paragraph-properties fo:text-indent="0.4923in"/>
    </style:style>
    <style:style style:name="P13" style:parent-style-name="Standard" style:family="paragraph">
      <style:paragraph-properties fo:text-indent="0.4923in"/>
    </style:style>
    <style:style style:name="P14" style:parent-style-name="Standard" style:family="paragraph">
      <style:paragraph-properties fo:text-indent="0.4923in"/>
    </style:style>
    <style:style style:name="P15" style:parent-style-name="Standard" style:family="paragraph">
      <style:paragraph-properties fo:text-indent="0.4923in"/>
    </style:style>
    <style:style style:name="TableColumn17" style:family="table-column">
      <style:table-column-properties style:column-width="4.1458in" style:use-optimal-column-width="false"/>
    </style:style>
    <style:style style:name="Table16" style:family="table">
      <style:table-properties style:width="4.1458in" fo:margin-left="1.2187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fo:padding-top="0in" fo:padding-left="0.075in" fo:padding-bottom="0in" fo:padding-right="0.075in"/>
    </style:style>
    <style:style style:name="T20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28" style:parent-style-name="PlainText" style:family="paragraph">
      <style:text-properties style:font-name="Times New Roman" style:font-name-asian="MS Mincho" fo:font-size="12pt" style:font-size-asian="12pt" style:font-size-complex="12pt"/>
    </style:style>
    <style:style style:name="P29" style:parent-style-name="Standard" style:list-style-name="LFO1" style:family="paragraph"/>
    <style:style style:name="TableColumn31" style:family="table-column">
      <style:table-column-properties style:column-width="4.1437in" style:use-optimal-column-width="false"/>
    </style:style>
    <style:style style:name="Table30" style:family="table">
      <style:table-properties style:width="4.1437in" fo:margin-left="1.2187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A" fo:padding-top="0in" fo:padding-left="0.075in" fo:padding-bottom="0in" fo:padding-right="0.075in"/>
    </style:style>
    <style:style style:name="P34" style:parent-style-name="PlainText" style:family="paragraph">
      <style:paragraph-properties fo:margin-left="0.5in" fo:text-indent="-0.5in">
        <style:tab-stops/>
      </style:paragraph-properties>
    </style:style>
    <style:style style:name="T35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36" style:parent-style-name="PlainText" style:family="paragraph">
      <style:paragraph-properties fo:margin-left="0.5in" fo:text-indent="-0.5in">
        <style:tab-stops/>
      </style:paragraph-properties>
      <style:text-properties style:font-name="Times New Roman" style:font-name-asian="MS Mincho" fo:font-size="12pt" style:font-size-asian="12pt" style:font-size-complex="12pt"/>
    </style:style>
    <style:style style:name="P37" style:parent-style-name="PlainText" style:family="paragraph">
      <style:paragraph-properties fo:margin-left="0.5in" fo:text-indent="-0.5in">
        <style:tab-stops/>
      </style:paragraph-properties>
    </style:style>
    <style:style style:name="T38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39" style:parent-style-name="PlainText" style:family="paragraph">
      <style:paragraph-properties fo:margin-left="0.5in" fo:text-indent="-0.5in">
        <style:tab-stops/>
      </style:paragraph-properties>
    </style:style>
    <style:style style:name="T40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41" style:parent-style-name="PlainText" style:family="paragraph">
      <style:paragraph-properties fo:margin-left="0.5in" fo:text-indent="-0.5in">
        <style:tab-stops/>
      </style:paragraph-properties>
    </style:style>
    <style:style style:name="T42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43" style:parent-style-name="PlainText" style:family="paragraph">
      <style:paragraph-properties fo:margin-left="0.5in" fo:text-indent="-0.5in">
        <style:tab-stops/>
      </style:paragraph-properties>
    </style:style>
    <style:style style:name="T44" style:parent-style-name="DefaultParagraphFont" style:family="text">
      <style:text-properties style:font-name="Times New Roman" style:font-name-asian="MS Mincho" fo:font-size="12pt" style:font-size-asian="12pt" style:font-size-complex="12pt"/>
    </style:style>
    <style:style style:name="P45" style:parent-style-name="PlainText" style:family="paragraph">
      <style:paragraph-properties fo:margin-left="0.5in" fo:text-indent="-0.5in">
        <style:tab-stops/>
      </style:paragraph-properties>
      <style:text-properties style:font-name="Times New Roman" style:font-name-asian="MS Mincho" fo:font-size="12pt" style:font-size-asian="12pt" style:font-size-complex="12pt"/>
    </style:style>
  </office:automatic-styles>
  <office:body>
    <office:text text:use-soft-page-breaks="true">
      <text:p text:style-name="P1">Project 6 by Alexander Foiles, due 10/30/2015 by 12pm</text:p>
      <text:p text:style-name="Standard"/>
      <text:p text:style-name="Standard"/>
      <text:p text:style-name="Standard"/>
      <text:list text:style-name="LFO1" text:continue-numbering="true">
        <text:list-item>
          <text:p text:style-name="P2">Write a program that prompts the user to enter a string and displays the string in reverse order, then test<text:s/></text:p>
        </text:list-item>
      </text:list>
      <text:p text:style-name="P3">the new string for<text:s/>equality with the input string to determine if it is a palindrome.<text:s/>Use a new method to reverse the string.</text:p>
      <text:p text:style-name="Standard"/>
      <text:list text:style-name="LFO1" text:continue-numbering="true">
        <text:list-item>
          <text:p text:style-name="P4">Process until out of data</text:p>
        </text:list-item>
      </text:list>
      <text:p text:style-name="P5">sLength will be the string length of the trimed inString</text:p>
      <text:p text:style-name="P6">Results will be printed to a file (project06Results.txt)</text:p>
      <text:p text:style-name="P7">The process to reverse the strings will be done in a second method</text:p>
      <text:p text:style-name="P8"/>
      <text:p text:style-name="P9">The reversed string will be built in a for loop<text:s/>by adding the first character of the old string to the reversed, then the second in front of that, then the third, and so on until there are no more characters.</text:p>
      <text:p text:style-name="Standard"><text:tab/></text:p>
      <text:p text:style-name="P10">newString = inString.charAt(k) + newString</text:p>
      <text:p text:style-name="Standard"/>
      <text:list text:style-name="LFO1" text:continue-numbering="true">
        <text:list-item>
          <text:p text:style-name="P11">For each run, print Project, Name, Due Date</text:p>
        </text:list-item>
      </text:list>
      <text:p text:style-name="P12">For<text:s/>each run, print column headings</text:p>
      <text:p text:style-name="P13">For<text:s/>each string, print whether it is a palindrome or not</text:p>
      <text:p text:style-name="P14">For each string, print the input string and the reversed string</text:p>
      <text:p text:style-name="P15">For each run, print the end of program message with the total number of strings processed</text:p>
      <text:p text:style-name="Standard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lainText"><text:span text:style-name="T20">Sample Output:</text:span></text:p>
            <text:p text:style-name="PlainText"><text:span text:style-name="T21">Palindrome <text:s text:c="5"/>Input String <text:s text:c="17"/>New String <text:s text:c="2"/></text:span></text:p>
            <text:p text:style-name="PlainText"><text:span text:style-name="T22"><text:s text:c="4"/>yes <text:s text:c="15"/>kayak <text:s text:c="26"/>kayak</text:span></text:p>
            <text:p text:style-name="PlainText"><text:span text:style-name="T23"><text:s text:c="4"/>no <text:s text:c="17"/>Racecar <text:s text:c="22"/>racecaR</text:span></text:p>
            <text:p text:style-name="PlainText"><text:span text:style-name="T24"><text:s text:c="4"/>no <text:s text:c="17"/>abcdedcab <text:s text:c="18"/>bacdedcba</text:span></text:p>
            <text:p text:style-name="PlainText"><text:span text:style-name="T25"><text:s text:c="4"/>yes <text:s text:c="3"/></text:span><text:span text:style-name="T26"><text:s text:c="13"/>regal lager <text:s text:c="18"/>regal lager</text:span></text:p>
            <text:p text:style-name="PlainText"><text:span text:style-name="T27">end of program 4 strings were processed</text:span></text:p>
            <text:p text:style-name="P28"/>
          </table:table-cell>
        </table:table-row>
      </table:table>
      <text:p text:style-name="Standard"/>
      <text:list text:style-name="LFO1" text:continue-numbering="true">
        <text:list-item>
          <text:p text:style-name="P29">For each loop, input the next line of the data file</text:p>
        </text:list-item>
      </text:list>
      <text:p text:style-name="Standard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Sample input:</text:span></text:p>
            <text:p text:style-name="P36"/>
            <text:p text:style-name="P37"><text:span text:style-name="T38">kayak</text:span></text:p>
            <text:p text:style-name="P39"><text:span text:style-name="T40">Racecar</text:span></text:p>
            <text:p text:style-name="P41"><text:span text:style-name="T42">abcdedcab</text:span></text:p>
            <text:p text:style-name="P43"><text:span text:style-name="T44">regal lager <text:s text:c="18"/></text:span></text:p>
            <text:p text:style-name="P4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inText" style:display-name="Plain Text" style:family="paragraph" style:parent-style-name="Standard">
      <style:text-properties style:font-name="Courier New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5in" fo:margin-bottom="0.7875in" fo:margin-right="0.420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ander Foiles</meta:initial-creator>
    <dc:creator>Lashniir Ashwalker</dc:creator>
    <meta:creation-date>2015-10-20T14:05:00Z</meta:creation-date>
    <dc:date>2015-10-30T12:33:00Z</dc:date>
    <meta:print-date>2015-10-30T12:31:00Z</meta:print-date>
    <meta:template xlink:href="Normal.dotm" xlink:type="simple"/>
    <meta:editing-cycles>2</meta:editing-cycles>
    <meta:editing-duration>PT8220S</meta:editing-duration>
    <meta:document-statistic meta:page-count="1" meta:paragraph-count="3" meta:word-count="231" meta:character-count="1546" meta:row-count="10" meta:non-whitespace-character-count="1318"/>
  </office:meta>
</office:document-meta>
</file>